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4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Heading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3d411d"/>
    </style:style>
    <style:style style:name="P5" style:family="paragraph" style:parent-style-name="Table_20_Contents">
      <style:text-properties officeooo:rsid="001b7205" officeooo:paragraph-rsid="0045be9f"/>
    </style:style>
    <style:style style:name="P6" style:family="paragraph" style:parent-style-name="Table_20_Contents">
      <style:text-properties officeooo:rsid="001c2620" officeooo:paragraph-rsid="0045be9f"/>
    </style:style>
    <style:style style:name="P7" style:family="paragraph" style:parent-style-name="Table_20_Contents">
      <style:text-properties officeooo:paragraph-rsid="001ebcb1"/>
    </style:style>
    <style:style style:name="P8" style:family="paragraph" style:parent-style-name="Text_20_body">
      <style:paragraph-properties fo:text-align="center" style:justify-single-word="false"/>
      <style:text-properties officeooo:paragraph-rsid="00246b53"/>
    </style:style>
    <style:style style:name="P9" style:family="paragraph" style:parent-style-name="Table_20_Contents">
      <style:text-properties officeooo:paragraph-rsid="002697ab"/>
    </style:style>
    <style:style style:name="P10" style:family="paragraph" style:parent-style-name="Table_20_Contents">
      <style:text-properties officeooo:paragraph-rsid="002e2d3e"/>
    </style:style>
    <style:style style:name="P11" style:family="paragraph" style:parent-style-name="Standard">
      <style:text-properties fo:font-weight="bold" officeooo:paragraph-rsid="003b6959" style:font-weight-asian="bold" style:font-weight-complex="bold"/>
    </style:style>
    <style:style style:name="P12" style:family="paragraph" style:parent-style-name="Standard">
      <style:text-properties fo:font-weight="bold" officeooo:paragraph-rsid="003b6959" style:font-weight-asian="bold"/>
    </style:style>
    <style:style style:name="P13" style:family="paragraph" style:parent-style-name="Standard">
      <style:text-properties officeooo:paragraph-rsid="003b6959"/>
    </style:style>
    <style:style style:name="P14" style:family="paragraph" style:parent-style-name="Table_20_Contents">
      <style:text-properties officeooo:paragraph-rsid="003cd703"/>
    </style:style>
    <style:style style:name="P15" style:family="paragraph" style:parent-style-name="Table_20_Contents">
      <style:text-properties officeooo:paragraph-rsid="004033d6"/>
    </style:style>
    <style:style style:name="P16" style:family="paragraph" style:parent-style-name="Table_20_Contents">
      <style:text-properties officeooo:paragraph-rsid="004ab3a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51b9c5" style:font-size-asian="12pt" style:font-size-complex="12pt"/>
    </style:style>
    <style:style style:name="T5" style:family="text">
      <style:text-properties officeooo:rsid="001b7205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246b53"/>
    </style:style>
    <style:style style:name="T9" style:family="text">
      <style:text-properties officeooo:rsid="002697ab"/>
    </style:style>
    <style:style style:name="T10" style:family="text">
      <style:text-properties fo:font-size="14pt" officeooo:rsid="001b7205" style:font-size-asian="14pt" style:font-size-complex="14pt"/>
    </style:style>
    <style:style style:name="T11" style:family="text">
      <style:text-properties fo:font-size="14pt" officeooo:rsid="00079aa8" style:font-size-asian="14pt" style:font-size-complex="14pt"/>
    </style:style>
    <style:style style:name="T12" style:family="text">
      <style:text-properties fo:font-size="14pt" officeooo:rsid="002dad21" style:font-size-asian="14pt" style:font-size-complex="14pt"/>
    </style:style>
    <style:style style:name="T13" style:family="text">
      <style:text-properties fo:font-size="14pt" officeooo:rsid="002e1f4c" style:font-size-asian="14pt" style:font-size-complex="14pt"/>
    </style:style>
    <style:style style:name="T14" style:family="text">
      <style:text-properties fo:font-size="14pt" officeooo:rsid="0044241a" style:font-size-asian="14pt" style:font-size-complex="14pt"/>
    </style:style>
    <style:style style:name="T15" style:family="text">
      <style:text-properties fo:font-size="14pt" officeooo:rsid="0051b9c5" style:font-size-asian="14pt" style:font-size-complex="14pt"/>
    </style:style>
    <style:style style:name="T16" style:family="text">
      <style:text-properties fo:font-size="14pt" officeooo:rsid="005372fa" style:font-size-asian="14pt" style:font-size-complex="14pt"/>
    </style:style>
    <style:style style:name="T17" style:family="text">
      <style:text-properties officeooo:rsid="002aee4a"/>
    </style:style>
    <style:style style:name="T18" style:family="text">
      <style:text-properties officeooo:rsid="002e1f4c"/>
    </style:style>
    <style:style style:name="T19" style:family="text">
      <style:text-properties officeooo:rsid="002e2d3e"/>
    </style:style>
    <style:style style:name="T20" style:family="text">
      <style:text-properties officeooo:rsid="002faa2e"/>
    </style:style>
    <style:style style:name="T21" style:family="text">
      <style:text-properties officeooo:rsid="0036e770"/>
    </style:style>
    <style:style style:name="T22" style:family="text">
      <style:text-properties officeooo:rsid="001cc876"/>
    </style:style>
    <style:style style:name="T23" style:family="text">
      <style:text-properties officeooo:rsid="0010d0c6"/>
    </style:style>
    <style:style style:name="T24" style:family="text">
      <style:text-properties officeooo:rsid="003d411d"/>
    </style:style>
    <style:style style:name="T25" style:family="text">
      <style:text-properties officeooo:rsid="003e0133"/>
    </style:style>
    <style:style style:name="T26" style:family="text">
      <style:text-properties officeooo:rsid="0044d53f"/>
    </style:style>
    <style:style style:name="T27" style:family="text">
      <style:text-properties officeooo:rsid="004ab3ac"/>
    </style:style>
    <style:style style:name="T28" style:family="text">
      <style:text-properties officeooo:rsid="004c1c0d"/>
    </style:style>
    <style:style style:name="T29" style:family="text">
      <style:text-properties officeooo:rsid="004c7dbf"/>
    </style:style>
    <style:style style:name="T30" style:family="text">
      <style:text-properties officeooo:rsid="004e73c0"/>
    </style:style>
    <style:style style:name="T31" style:family="text">
      <style:text-properties officeooo:rsid="004f4a6f"/>
    </style:style>
    <style:style style:name="T32" style:family="text">
      <style:text-properties officeooo:rsid="0050dd3d"/>
    </style:style>
    <style:style style:name="T33" style:family="text">
      <style:text-properties officeooo:rsid="0051a1dd"/>
    </style:style>
    <style:style style:name="T3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1">Docente:<text:tab/><text:tab/>Bruce D. Marron</text:p>
      <text:p text:style-name="P11">Ciclo: <text:tab/><text:tab/><text:tab/>25-2</text:p>
      <text:p text:style-name="P13"><text:span text:style-name="T1">Materia: <text:tab/><text:tab/>T</text:span><text:span text:style-name="T2">erminología Especializada en Documentos de Tecnología e Ingeniería</text:span></text:p>
      <text:p text:style-name="P11">Curso:<text:tab/><text:tab/><text:tab/>IT062<text:span text:style-name="T23">7</text:span></text:p>
      <text:p text:style-name="P13"><text:span text:style-name="T1">Licenciatura: <text:tab/>I</text:span><text:span text:style-name="T2">nterpretación y Traduccíón</text:span></text:p>
      <text:p text:style-name="P12">Horario:<text:tab/><text:tab/>Jueves 16:00 – 19:00</text:p>
      <text:p text:style-name="P12">Grupo:<text:tab/><text:tab/>6A<text:span text:style-name="T22">2</text:span></text:p>
      <text:p text:style-name="Standard"/>
      <text:p text:style-name="P8"><text:span text:style-name="Strong_20_Emphasis"><text:span text:style-name="T14">Final </text:span></text:span><text:span text:style-name="Strong_20_Emphasis"><text:span text:style-name="T10">Exam </text:span></text:span><text:span text:style-name="Strong_20_Emphasis"><text:span text:style-name="T11"><text:s/></text:span></text:span><text:span text:style-name="Strong_20_Emphasis"><text:span text:style-name="T12">[Factor = </text:span></text:span><text:span text:style-name="Strong_20_Emphasis"><text:span text:style-name="T13">0.</text:span></text:span><text:span text:style-name="Strong_20_Emphasis"><text:span text:style-name="T15">256</text:span></text:span><text:span text:style-name="Strong_20_Emphasis"><text:span text:style-name="T16">5</text:span></text:span><text:span text:style-name="Strong_20_Emphasis"><text:span text:style-name="T12">]</text:span></text:span></text:p>
      <text:p text:style-name="P8"><text:span text:style-name="Strong_20_Emphasis"><text:span text:style-name="T3">Three (3) points awarded per subtask; subtasks evaluated on a scale of 0.0-1.0; </text:span></text:span><text:span text:style-name="Strong_20_Emphasis"><text:span text:style-name="T4">39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3"><text:bookmark text:name="4_points_(good)"/>Accuracy <text:span text:style-name="T8">(1 pt)</text:span></text:p>
                  </table:table-cell>
                  <table:table-cell table:style-name="Table1.A1" office:value-type="string">
                    <text:p text:style-name="P3"><text:bookmark text:name="3_points_(satisfactory)"/>Completeness <text:span text:style-name="T8">(1 pt)</text:span></text:p>
                  </table:table-cell>
                  <table:table-cell table:style-name="Table1.A1" office:value-type="string">
                    <text:p text:style-name="P3"><text:bookmark text:name="2_points_(needs_improvement)"/>Sufficiency <text:span text:style-name="T8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5">Task 1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  <text:p text:style-name="P14"><text:span text:style-name="Strong_20_Emphasis"/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4"><text:span text:style-name="T26">R</text:span><text:span text:style-name="T7">esponse</text:span><text:span text:style-name="T24">s</text:span><text:span text:style-name="T7"> </text:span><text:span text:style-name="T6">provided: </text:span><text:span text:style-name="T26">a)</text:span><text:span text:style-name="T6"> </text:span><text:span text:style-name="T28">s</text:span><text:span text:style-name="T6">cientific language is professional jargon or</text:span> is <text:span text:style-name="T28">it </text:span>the language of objective complex thought? ; <text:span text:style-name="T26">answers are</text:span><text:span text:style-name="T20"> highly accurate</text:span></text:p>
                  <text:p text:style-name="P4"/>
                </table:table-cell>
                <table:table-cell table:style-name="Table1.A1" office:value-type="string">
                  <text:p text:style-name="P5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17">and well-formed</text:span></text:p>
                  <text:p text:style-name="P5"/>
                </table:table-cell>
                <table:table-cell table:style-name="Table1.A1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7"><text:span text:style-name="Strong_20_Emphasis"><text:span text:style-name="T7">Task 2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  <text:p text:style-name="P10"><text:span text:style-name="Strong_20_Emphasis"/></text:p>
                </table:table-cell>
                <table:table-cell table:style-name="Table1.A1" office:value-type="string">
                  <text:p text:style-name="P4"><text:span text:style-name="T26">R</text:span><text:span text:style-name="T7">esponse</text:span><text:span text:style-name="T24">s</text:span><text:span text:style-name="T7"> </text:span><text:span text:style-name="T6">provided: </text:span><text:span text:style-name="T26">a)</text:span><text:span text:style-name="T6"> </text:span><text:span text:style-name="T29">e</text:span><text:span text:style-name="T6">xplain the concept of mental models and how they guide scientific inquiry; </text:span><text:span text:style-name="T26">answers are</text:span><text:span text:style-name="T20"> highly accurate</text:span></text:p>
                  <text:p text:style-name="P4"/>
                </table:table-cell>
                <table:table-cell table:style-name="Table1.A1" office:value-type="string">
                  <text:p text:style-name="P5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17">and well-formed</text:span></text:p>
                  <text:p text:style-name="P5"/>
                </table:table-cell>
                <table:table-cell table:style-name="Table1.A1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9"><text:span text:style-name="Strong_20_Emphasis"><text:span text:style-name="T9">Task </text:span></text:span><text:span text:style-name="Strong_20_Emphasis"><text:span text:style-name="T25">3</text:span></text:span><text:span text:style-name="Strong_20_Emphasis"><text:span text:style-name="T9">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  <text:p text:style-name="P15"><text:span text:style-name="Strong_20_Emphasis"/></text:p>
                </table:table-cell>
                <table:table-cell table:style-name="Table1.A4" office:value-type="string">
                  <text:p text:style-name="P4"><text:span text:style-name="T26">R</text:span><text:span text:style-name="T7">esponse</text:span><text:span text:style-name="T24">s</text:span><text:span text:style-name="T7"> </text:span><text:span text:style-name="T6">provided: </text:span><text:span text:style-name="T26">a)</text:span><text:span text:style-name="T6"> </text:span><text:span text:style-name="T29">Define </text:span><text:span text:style-name="T6">heuristics and how they </text:span><text:span text:style-name="T29">are </text:span><text:span text:style-name="T6">used in science; </text:span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16"><text:span text:style-name="Strong_20_Emphasis"><text:span text:style-name="T9">Task </text:span></text:span><text:span text:style-name="Strong_20_Emphasis"><text:span text:style-name="T28">4</text:span></text:span><text:span text:style-name="Strong_20_Emphasis"><text:span text:style-name="T9"> </text:span></text:span><text:span text:style-name="Strong_20_Emphasis"><text:span text:style-name="T21">(</text:span></text:span><text:span text:style-name="Strong_20_Emphasis"><text:span text:style-name="T28">9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7">esponse</text:span><text:span text:style-name="T24">s</text:span><text:span text:style-name="T7"> </text:span><text:span text:style-name="T6">provided: </text:span><text:span text:style-name="T26">a)</text:span><text:span text:style-name="T6"> </text:span><text:span text:style-name="T30">briefly </text:span><text:span text:style-name="T6">explain the five fundamental laws of conservation; </text:span><text:span text:style-name="T30">b) define a system for study….open/closed? boundaries? surroundings? energy/material flows? measurements?</text:span></text:p>
                  <text:p text:style-name="P5"><text:span text:style-name="T26">answers are</text:span><text:span text:style-name="T20"> highly accurate</text:span></text:p>
                </table:table-cell>
                <table:table-cell table:style-name="Table1.A4" office:value-type="string">
                  <text:p text:style-name="P5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16"><text:span text:style-name="Strong_20_Emphasis"><text:span text:style-name="T9">Task </text:span></text:span><text:span text:style-name="Strong_20_Emphasis"><text:span text:style-name="T28">5</text:span></text:span><text:span text:style-name="Strong_20_Emphasis"><text:span text:style-name="T9">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7">esponse</text:span><text:span text:style-name="T24">s</text:span><text:span text:style-name="T7"> </text:span><text:span text:style-name="T6">provided: </text:span><text:span text:style-name="T26">a)</text:span><text:span text:style-name="T6"> How does Mackay diagram verbal communication? </text:span><text:span text:style-name="T31">Signal generator? Communication channel? Message receiver?</text:span></text:p>
                  <text:p text:style-name="P5"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4" office:value-type="string">
                  <text:p text:style-name="P16"><text:span text:style-name="Strong_20_Emphasis"><text:span text:style-name="T9">Task </text:span></text:span><text:span text:style-name="Strong_20_Emphasis"><text:span text:style-name="T28">6</text:span></text:span><text:span text:style-name="Strong_20_Emphasis"><text:span text:style-name="T9"> </text:span></text:span><text:span text:style-name="Strong_20_Emphasis"><text:span text:style-name="T21">(</text:span></text:span><text:span text:style-name="Strong_20_Emphasis"><text:span text:style-name="T28">9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7">esponse</text:span><text:span text:style-name="T24">s</text:span><text:span text:style-name="T7"> </text:span><text:span text:style-name="T6">provided: </text:span><text:span text:style-name="T26">a)</text:span><text:span text:style-name="T6"> sections of a research paper most useful to the professional translator? Why? </text:span><text:span text:style-name="T31">b) Translate an excerpt</text:span></text:p>
                  <text:p text:style-name="P5"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16"><text:span text:style-name="Strong_20_Emphasis"><text:span text:style-name="T9">Task </text:span></text:span><text:span text:style-name="Strong_20_Emphasis"><text:span text:style-name="T28">7</text:span></text:span><text:span text:style-name="Strong_20_Emphasis"><text:span text:style-name="T9"> </text:span></text:span><text:span text:style-name="Strong_20_Emphasis"><text:span text:style-name="T21">(</text:span></text:span><text:span text:style-name="Strong_20_Emphasis"><text:span text:style-name="T27">3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7">esponse</text:span><text:span text:style-name="T24">s</text:span><text:span text:style-name="T7"> </text:span><text:span text:style-name="T6">provided: </text:span><text:span text:style-name="T26">a)</text:span><text:span text:style-name="T6"> Of the three engineering areas we looked at,</text:span> which area do you think will have the greatest impact for Mexico? <text:span text:style-name="T32">Explain</text:span></text:p>
                  <text:p text:style-name="P5"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4" office:value-type="string">
                  <text:p text:style-name="P16"><text:span text:style-name="Strong_20_Emphasis"><text:span text:style-name="T9">Task </text:span></text:span><text:span text:style-name="Strong_20_Emphasis"><text:span text:style-name="T28">8</text:span></text:span><text:span text:style-name="Strong_20_Emphasis"><text:span text:style-name="T9"> </text:span></text:span><text:span text:style-name="Strong_20_Emphasis"><text:span text:style-name="T21">(</text:span></text:span><text:span text:style-name="Strong_20_Emphasis"><text:span text:style-name="T28">6</text:span></text:span><text:span text:style-name="Strong_20_Emphasis"><text:span text:style-name="T21"> pts)</text:span></text:span></text:p>
                </table:table-cell>
                <table:table-cell table:style-name="Table1.A4" office:value-type="string">
                  <text:p text:style-name="P4"><text:span text:style-name="T26">R</text:span><text:span text:style-name="T7">esponse</text:span><text:span text:style-name="T24">s</text:span><text:span text:style-name="T7"> </text:span><text:span text:style-name="T6">provided: </text:span><text:span text:style-name="T26">a)</text:span><text:span text:style-name="T6"> select 10 words of your choice </text:span><text:span text:style-name="T33">for English and Spanish definition</text:span></text:p>
                  <text:p text:style-name="P5"><text:span text:style-name="T26">answers are</text:span><text:span text:style-name="T20"> highly accurate</text:span></text:p>
                  <text:p text:style-name="P4"/>
                </table:table-cell>
                <table:table-cell table:style-name="Table1.A4" office:value-type="string">
                  <text:p text:style-name="P5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17">and well-formed</text:span></text:p>
                  <text:p text:style-name="P5"/>
                </table:table-cell>
                <table:table-cell table:style-name="Table1.A4" office:value-type="string">
                  <text:p text:style-name="P6"><text:span text:style-name="T19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23T17:38:16.998703589</dc:date>
    <meta:editing-duration>PT3H29M46S</meta:editing-duration>
    <meta:editing-cycles>61</meta:editing-cycles>
    <meta:generator>LibreOffice/7.3.7.2$Linux_X86_64 LibreOffice_project/30$Build-2</meta:generator>
    <meta:document-statistic meta:table-count="1" meta:image-count="1" meta:object-count="0" meta:page-count="2" meta:paragraph-count="50" meta:word-count="429" meta:character-count="2945" meta:non-whitespace-character-count="2553"/>
  </office:meta>
</office:document-meta>
</file>